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OpenSymbol" svg:font-family="OpenSymbol" style:font-charset="x-symbol"/>
    <style:font-face style:name="Menlo" svg:font-family="Menlo, Monaco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officeooo:rsid="00804662" officeooo:paragraph-rsid="00804662" style:font-weight-asian="bold" style:font-weight-complex="bold"/>
    </style:style>
    <style:style style:name="P2" style:family="paragraph" style:parent-style-name="Preformatted_20_Text">
      <style:text-properties fo:font-weight="bold" officeooo:rsid="0081d0a2" officeooo:paragraph-rsid="0081d0a2" style:font-weight-asian="bold" style:font-weight-complex="bold"/>
    </style:style>
    <style:style style:name="P3" style:family="paragraph" style:parent-style-name="Preformatted_20_Text">
      <style:text-properties fo:font-weight="bold" officeooo:rsid="00825cd0" officeooo:paragraph-rsid="00825cd0" style:font-weight-asian="bold" style:font-weight-complex="bold"/>
    </style:style>
    <style:style style:name="P4" style:family="paragraph" style:parent-style-name="Preformatted_20_Text">
      <style:text-properties fo:font-weight="bold" officeooo:rsid="0083db45" officeooo:paragraph-rsid="0083db45" style:font-weight-asian="bold" style:font-weight-complex="bold"/>
    </style:style>
    <style:style style:name="P5" style:family="paragraph" style:parent-style-name="Preformatted_20_Text">
      <style:text-properties fo:font-weight="bold" officeooo:rsid="00843080" officeooo:paragraph-rsid="00843080" style:font-weight-asian="bold" style:font-weight-complex="bold"/>
    </style:style>
    <style:style style:name="P6" style:family="paragraph" style:parent-style-name="Preformatted_20_Text">
      <style:text-properties fo:font-weight="bold" officeooo:rsid="0084d70c" officeooo:paragraph-rsid="0084d70c" style:font-weight-asian="bold" style:font-weight-complex="bold"/>
    </style:style>
    <style:style style:name="P7" style:family="paragraph" style:parent-style-name="Preformatted_20_Text">
      <style:text-properties fo:font-weight="bold" officeooo:rsid="00860228" officeooo:paragraph-rsid="00860228" style:font-weight-asian="bold" style:font-weight-complex="bold"/>
    </style:style>
    <style:style style:name="P8" style:family="paragraph" style:parent-style-name="Preformatted_20_Text">
      <style:text-properties fo:font-weight="bold" officeooo:rsid="0087154a" officeooo:paragraph-rsid="0087154a" style:font-weight-asian="bold" style:font-weight-complex="bold"/>
    </style:style>
    <style:style style:name="P9" style:family="paragraph" style:parent-style-name="Preformatted_20_Text">
      <style:text-properties fo:font-weight="bold" officeooo:rsid="0087154a" officeooo:paragraph-rsid="008d7e5c" style:font-weight-asian="bold" style:font-weight-complex="bold"/>
    </style:style>
    <style:style style:name="P10" style:family="paragraph" style:parent-style-name="Preformatted_20_Text">
      <style:text-properties fo:font-weight="bold" officeooo:rsid="0089bc17" officeooo:paragraph-rsid="0089bc17" style:font-weight-asian="bold" style:font-weight-complex="bold"/>
    </style:style>
    <style:style style:name="P11" style:family="paragraph" style:parent-style-name="Preformatted_20_Text">
      <style:text-properties fo:font-weight="bold" officeooo:rsid="008b7642" officeooo:paragraph-rsid="008b7642" style:font-weight-asian="bold" style:font-weight-complex="bold"/>
    </style:style>
    <style:style style:name="P12" style:family="paragraph" style:parent-style-name="Preformatted_20_Text">
      <style:text-properties fo:font-weight="bold" officeooo:rsid="008b9f7b" officeooo:paragraph-rsid="008b9f7b" style:font-weight-asian="bold" style:font-weight-complex="bold"/>
    </style:style>
    <style:style style:name="P13" style:family="paragraph" style:parent-style-name="Preformatted_20_Text">
      <style:text-properties fo:font-weight="bold" officeooo:rsid="008d7e5c" officeooo:paragraph-rsid="008d7e5c" style:font-weight-asian="bold" style:font-weight-complex="bold"/>
    </style:style>
    <style:style style:name="P14" style:family="paragraph" style:parent-style-name="Preformatted_20_Text">
      <style:text-properties fo:font-weight="bold" officeooo:rsid="008dc663" officeooo:paragraph-rsid="008dc663" style:font-weight-asian="bold" style:font-weight-complex="bold"/>
    </style:style>
    <style:style style:name="P15" style:family="paragraph" style:parent-style-name="Preformatted_20_Text">
      <style:text-properties fo:font-weight="bold" officeooo:rsid="008e86d0" officeooo:paragraph-rsid="008e86d0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07</text:p>
      <text:p text:style-name="P1"/>
      <text:p text:style-name="P1">ex00</text:p>
      <text:p text:style-name="P2">EMILIO FEVRIER 2019</text:p>
      <text:p text:style-name="P2"/>
      <text:p text:style-name="P2"/>
      <text:p text:style-name="P1">int<text:tab/><text:tab/>ft_iterative_factorial(int nb)</text:p>
      <text:p text:style-name="P1">{</text:p>
      <text:p text:style-name="P1"><text:tab/>int i;</text:p>
      <text:p text:style-name="P1"><text:tab/>int res;</text:p>
      <text:p text:style-name="P1"></text:p>
      <text:p text:style-name="P1"><text:tab/>i = 0;</text:p>
      <text:p text:style-name="P1"><text:tab/>res = 1;</text:p>
      <text:p text:style-name="P1"><text:tab/>if (nb &gt; 12 || nb &lt; 0)</text:p>
      <text:p text:style-name="P1"><text:tab/><text:tab/>return (0);</text:p>
      <text:p text:style-name="P1"><text:tab/>else if( nb == 1 || nb == 0)</text:p>
      <text:p text:style-name="P1"><text:tab/><text:tab/>return(1);</text:p>
      <text:p text:style-name="P1"><text:tab/>while (i &lt; nb)</text:p>
      <text:p text:style-name="P1"><text:tab/>{</text:p>
      <text:p text:style-name="P1"><text:tab/><text:tab/>res = (res * (nb - i));</text:p>
      <text:p text:style-name="P1"><text:tab/><text:tab/>i = i + 1;</text:p>
      <text:p text:style-name="P1"><text:tab/>}</text:p>
      <text:p text:style-name="P1"><text:tab/>return (res);</text:p>
      <text:p text:style-name="P1">}</text:p>
      <text:p text:style-name="P1"/>
      <text:p text:style-name="P1">________________</text:p>
      <text:p text:style-name="P1"/>
      <text:p text:style-name="P1">int<text:tab/><text:tab/>ft_iterative_factorial(int nb)</text:p>
      <text:p text:style-name="P1">{</text:p>
      <text:p text:style-name="P1"><text:tab/>int<text:tab/><text:tab/>i;</text:p>
      <text:p text:style-name="P1"><text:tab/>int<text:tab/><text:tab/>res;</text:p>
      <text:p text:style-name="P1"/>
      <text:p text:style-name="P1"><text:tab/>i = 1;</text:p>
      <text:p text:style-name="P1"><text:tab/>res = 1;</text:p>
      <text:p text:style-name="P1"><text:tab/>if (nb &lt; 0)</text:p>
      <text:p text:style-name="P1"><text:tab/><text:tab/>return (0);</text:p>
      <text:p text:style-name="P1"><text:tab/>else if (nb == 0)</text:p>
      <text:p text:style-name="P1"><text:tab/><text:tab/>return (1);</text:p>
      <text:p text:style-name="P1"><text:tab/>while (i &lt;= nb)</text:p>
      <text:p text:style-name="P1"><text:tab/>{</text:p>
      <text:p text:style-name="P1"><text:tab/><text:tab/>res = res * i;</text:p>
      <text:p text:style-name="P1"><text:tab/><text:tab/>i++;</text:p>
      <text:p text:style-name="P1"><text:tab/>}</text:p>
      <text:p text:style-name="P1"><text:tab/>return (res);</text:p>
      <text:p text:style-name="P1">}</text:p>
      <text:p text:style-name="P1"/>
      <text:p text:style-name="P1">______________________</text:p>
      <text:p text:style-name="P1"/>
      <text:p text:style-name="P1">int<text:tab/>ft_iterative_factorial(int nb)</text:p>
      <text:p text:style-name="P1">{</text:p>
      <text:p text:style-name="P1"><text:tab/>int<text:tab/>factorial;</text:p>
      <text:p text:style-name="P1"><text:tab/>int<text:tab/>index;</text:p>
      <text:p text:style-name="P1"/>
      <text:p text:style-name="P1"><text:tab/>if (nb &lt; 0)</text:p>
      <text:p text:style-name="P1"><text:tab/><text:tab/>return (0);</text:p>
      <text:p text:style-name="P1"><text:tab/>index = 1;</text:p>
      <text:p text:style-name="P1"><text:tab/>factorial = 1;</text:p>
      <text:p text:style-name="P1"><text:tab/>while (index &lt; nb + 1)</text:p>
      <text:p text:style-name="P1"><text:tab/><text:tab/>factorial = factorial * index++;</text:p>
      <text:p text:style-name="P1"><text:tab/>return (factorial);</text:p>
      <text:p text:style-name="P1">}</text:p>
      <text:p text:style-name="P1"/>
      <text:p text:style-name="P2">ex01</text:p>
      <text:p text:style-name="P2"/>
      <text:p text:style-name="P3">EMILIO FEVRIER 2019</text:p>
      <text:p text:style-name="P3"/>
      <text:p text:style-name="P3">int<text:tab/><text:tab/>ft_recursive_factorial(int nb)</text:p>
      <text:p text:style-name="P3">{</text:p>
      <text:p text:style-name="P3"><text:tab/>if (nb &gt; 12 || nb &lt; 0)</text:p>
      <text:p text:style-name="P3"><text:tab/><text:tab/>return (0);</text:p>
      <text:p text:style-name="P3"><text:soft-page-break/><text:tab/>else if (nb == 1 || nb == 0)</text:p>
      <text:p text:style-name="P3"><text:tab/><text:tab/>return (1);</text:p>
      <text:p text:style-name="P3"><text:tab/>else</text:p>
      <text:p text:style-name="P3"><text:tab/><text:tab/>return (nb * (ft_recursive_factorial(nb - 1)));</text:p>
      <text:p text:style-name="P3">}</text:p>
      <text:p text:style-name="P3"/>
      <text:p text:style-name="P3">___________</text:p>
      <text:p text:style-name="P3"/>
      <text:p text:style-name="P3">int<text:tab/><text:tab/>ft_recursive_factorial(int nb)</text:p>
      <text:p text:style-name="P3">{</text:p>
      <text:p text:style-name="P3"><text:tab/>if (nb == 1)</text:p>
      <text:p text:style-name="P3"><text:tab/><text:tab/>return (nb);</text:p>
      <text:p text:style-name="P3"><text:tab/>else if (nb == 0)</text:p>
      <text:p text:style-name="P3"><text:tab/><text:tab/>return (1);</text:p>
      <text:p text:style-name="P3"><text:tab/>else if (nb &lt; 0)</text:p>
      <text:p text:style-name="P3"><text:tab/><text:tab/>return (0);</text:p>
      <text:p text:style-name="P3"><text:tab/>return (nb * ft_recursive_factorial(nb - 1));</text:p>
      <text:p text:style-name="P3">}</text:p>
      <text:p text:style-name="P3"/>
      <text:p text:style-name="P4">ex02</text:p>
      <text:p text:style-name="P4"/>
      <text:p text:style-name="P5">EMILIO FEVRIER 2019</text:p>
      <text:p text:style-name="P5"/>
      <text:p text:style-name="P5">int<text:tab/><text:tab/>ft_iterative_power(int nb, int power)</text:p>
      <text:p text:style-name="P5">{</text:p>
      <text:p text:style-name="P5"><text:tab/>int res;</text:p>
      <text:p text:style-name="P5"></text:p>
      <text:p text:style-name="P5"><text:tab/>res = nb;</text:p>
      <text:p text:style-name="P5"></text:p>
      <text:p text:style-name="P5"><text:tab/>if (power &lt; 0)</text:p>
      <text:p text:style-name="P5"><text:tab/><text:tab/>return(0);</text:p>
      <text:p text:style-name="P5"><text:tab/>else if (power == 0)</text:p>
      <text:p text:style-name="P5"><text:tab/><text:tab/>return (1);</text:p>
      <text:p text:style-name="P5"><text:tab/>while (power &gt; 1)</text:p>
      <text:p text:style-name="P5"><text:tab/>{</text:p>
      <text:p text:style-name="P5"><text:tab/><text:tab/>res = res * nb;</text:p>
      <text:p text:style-name="P5"><text:tab/><text:tab/>power = power - 1;</text:p>
      <text:p text:style-name="P5"><text:tab/>}</text:p>
      <text:p text:style-name="P5"><text:tab/>return (res);</text:p>
      <text:p text:style-name="P5">}</text:p>
      <text:p text:style-name="P5"/>
      <text:p text:style-name="P5">____________________</text:p>
      <text:p text:style-name="P5"/>
      <text:p text:style-name="P5">int<text:tab/><text:tab/>ft_iterative_power(int nb, int power)</text:p>
      <text:p text:style-name="P5">{</text:p>
      <text:p text:style-name="P5"><text:tab/>int<text:tab/><text:tab/>i;</text:p>
      <text:p text:style-name="P5"><text:tab/>int<text:tab/><text:tab/>res;</text:p>
      <text:p text:style-name="P5"/>
      <text:p text:style-name="P5"><text:tab/>i = power;</text:p>
      <text:p text:style-name="P5"><text:tab/>res = 1;</text:p>
      <text:p text:style-name="P5"><text:tab/>if (power &lt; 0)</text:p>
      <text:p text:style-name="P5"><text:tab/><text:tab/>return (0);</text:p>
      <text:p text:style-name="P5"><text:tab/>while (i &gt; 0)</text:p>
      <text:p text:style-name="P5"><text:tab/>{</text:p>
      <text:p text:style-name="P5"><text:tab/><text:tab/>res = res * nb;</text:p>
      <text:p text:style-name="P5"><text:tab/><text:tab/>i--;</text:p>
      <text:p text:style-name="P5"><text:tab/>}</text:p>
      <text:p text:style-name="P5"><text:tab/>return (res);</text:p>
      <text:p text:style-name="P5">}</text:p>
      <text:p text:style-name="P5"/>
      <text:p text:style-name="P5">ex03</text:p>
      <text:p text:style-name="P5"/>
      <text:p text:style-name="P6">EMILIO FEVRIER 2019</text:p>
      <text:p text:style-name="P6"/>
      <text:p text:style-name="P6">int<text:tab/><text:tab/>ft_recursive_power(int nb, int power)</text:p>
      <text:p text:style-name="P6">{</text:p>
      <text:p text:style-name="P6"><text:tab/>if (power &lt; 0)</text:p>
      <text:p text:style-name="P6"><text:tab/><text:tab/>return(0);</text:p>
      <text:p text:style-name="P6"><text:tab/>while (power &gt; 0)</text:p>
      <text:p text:style-name="P6"><text:tab/><text:tab/>return (nb * ft_recursive_power(nb, power - 1));</text:p>
      <text:p text:style-name="P6"><text:soft-page-break/><text:tab/>return(1);</text:p>
      <text:p text:style-name="P6">}</text:p>
      <text:p text:style-name="P6"/>
      <text:p text:style-name="P6">_____________________</text:p>
      <text:p text:style-name="P6"/>
      <text:p text:style-name="P6">int<text:tab/><text:tab/>ft_recursive_power(int nb, int power)</text:p>
      <text:p text:style-name="P6">{</text:p>
      <text:p text:style-name="P6"><text:tab/>if (power &lt; 0)</text:p>
      <text:p text:style-name="P6"><text:tab/><text:tab/>return (0);</text:p>
      <text:p text:style-name="P6"><text:tab/>if (power &lt; 1)</text:p>
      <text:p text:style-name="P6"><text:tab/><text:tab/>return (1);</text:p>
      <text:p text:style-name="P6"><text:tab/>return (nb * ft_recursive_power(nb, power - 1));</text:p>
      <text:p text:style-name="P6">}</text:p>
      <text:p text:style-name="P6"/>
      <text:p text:style-name="P6">ex04</text:p>
      <text:p text:style-name="P6"/>
      <text:p text:style-name="P6">int<text:tab/><text:tab/>ft_fibonacci(int index)</text:p>
      <text:p text:style-name="P6">{</text:p>
      <text:p text:style-name="P6"><text:tab/>if (index == 0)</text:p>
      <text:p text:style-name="P6"><text:tab/><text:tab/>return (0);</text:p>
      <text:p text:style-name="P6"><text:tab/>else if (index &lt; 0)</text:p>
      <text:p text:style-name="P6"><text:tab/><text:tab/>return (-1);</text:p>
      <text:p text:style-name="P6"><text:tab/>else if (index == 1)</text:p>
      <text:p text:style-name="P6"><text:tab/><text:tab/>return (1);</text:p>
      <text:p text:style-name="P6"><text:tab/>return (ft_fibonacci(index - 2) + ft_fibonacci(index - 1));</text:p>
      <text:p text:style-name="P6">}</text:p>
      <text:p text:style-name="P6"/>
      <text:p text:style-name="P6">__________</text:p>
      <text:p text:style-name="P6"/>
      <text:p text:style-name="P7">EMILIO FEVRIER 2019</text:p>
      <text:p text:style-name="P7"/>
      <text:p text:style-name="P7">int<text:tab/><text:tab/>ft_fibonacci(int index)</text:p>
      <text:p text:style-name="P7">{</text:p>
      <text:p text:style-name="P7"><text:tab/>if (index &lt; 0)</text:p>
      <text:p text:style-name="P7"><text:tab/><text:tab/>return (-1);</text:p>
      <text:p text:style-name="P7"><text:tab/>else if (index == 0)</text:p>
      <text:p text:style-name="P7"><text:tab/><text:tab/>return (0);</text:p>
      <text:p text:style-name="P7"><text:tab/>else if (index == 1 || index == 2)</text:p>
      <text:p text:style-name="P7"><text:tab/><text:tab/>return (1);</text:p>
      <text:p text:style-name="P7"><text:tab/>else</text:p>
      <text:p text:style-name="P7"><text:tab/><text:tab/>return (ft_fibonacci(index - 2) + ft_fibonacci(index - 1));</text:p>
      <text:p text:style-name="P7"><text:tab/>return (2);</text:p>
      <text:p text:style-name="P7">}</text:p>
      <text:p text:style-name="P7"/>
      <text:p text:style-name="P10">NOTE : 1, 1, 2, 3, 5...</text:p>
      <text:p text:style-name="P7"/>
      <text:p text:style-name="P7">ex05</text:p>
      <text:p text:style-name="P7"/>
      <text:p text:style-name="P11">Emilio FEVRIER 2019</text:p>
      <text:p text:style-name="P11"/>
      <text:p text:style-name="P11"/>
      <text:p text:style-name="P8">int<text:tab/><text:tab/>ft_sqrt(int nb)</text:p>
      <text:p text:style-name="P8">{</text:p>
      <text:p text:style-name="P8"><text:tab/>int i;</text:p>
      <text:p text:style-name="P8"><text:tab/>int sqrt;</text:p>
      <text:p text:style-name="P8"></text:p>
      <text:p text:style-name="P8"><text:tab/>i = 0;</text:p>
      <text:p text:style-name="P8"><text:tab/>if (nb &lt;= 0)</text:p>
      <text:p text:style-name="P8"><text:tab/><text:tab/>return (0);</text:p>
      <text:p text:style-name="P8"><text:tab/>while (i &lt; nb)</text:p>
      <text:p text:style-name="P8"><text:tab/>{</text:p>
      <text:p text:style-name="P8"><text:tab/><text:tab/>sqrt = i * i;</text:p>
      <text:p text:style-name="P8"><text:tab/><text:tab/>if (sqrt &gt; nb)</text:p>
      <text:p text:style-name="P8"><text:tab/><text:tab/><text:tab/>return (0);</text:p>
      <text:p text:style-name="P8"><text:tab/><text:tab/>else if (nb &gt;= 46341)</text:p>
      <text:p text:style-name="P8"><text:tab/><text:tab/><text:tab/>return (0);</text:p>
      <text:p text:style-name="P8"><text:tab/><text:tab/>else if (nb == (i * i))</text:p>
      <text:p text:style-name="P8"><text:tab/><text:tab/><text:tab/>return (i);</text:p>
      <text:p text:style-name="P8"><text:tab/><text:tab/>i++;</text:p>
      <text:p text:style-name="P8"><text:tab/>}</text:p>
      <text:p text:style-name="P8"><text:soft-page-break/><text:tab/>return (0);</text:p>
      <text:p text:style-name="P8">}</text:p>
      <text:p text:style-name="P8"/>
      <text:p text:style-name="P8">________________________</text:p>
      <text:p text:style-name="P8"/>
      <text:p text:style-name="P8">int<text:tab/><text:tab/>ft_sqrt(int nb)</text:p>
      <text:p text:style-name="P8">{</text:p>
      <text:p text:style-name="P8"><text:tab/>long int<text:tab/>i;</text:p>
      <text:p text:style-name="P8"/>
      <text:p text:style-name="P8"><text:tab/>i = 1;</text:p>
      <text:p text:style-name="P8"><text:tab/>if (nb == 1)</text:p>
      <text:p text:style-name="P8"><text:tab/><text:tab/>return (1);</text:p>
      <text:p text:style-name="P8"><text:tab/>if (nb == 0)</text:p>
      <text:p text:style-name="P8"><text:tab/><text:tab/>return (0);</text:p>
      <text:p text:style-name="P8"><text:tab/>while (i * i &lt; nb)</text:p>
      <text:p text:style-name="P8"><text:tab/>{</text:p>
      <text:p text:style-name="P8"><text:tab/><text:tab/>i++;</text:p>
      <text:p text:style-name="P8"><text:tab/>}</text:p>
      <text:p text:style-name="P8"><text:tab/>if ((i * i) == nb)</text:p>
      <text:p text:style-name="P8"><text:tab/><text:tab/>return ((int)i);</text:p>
      <text:p text:style-name="P8"><text:tab/>else</text:p>
      <text:p text:style-name="P8"><text:tab/><text:tab/>return (0);</text:p>
      <text:p text:style-name="P8">}</text:p>
      <text:p text:style-name="P8"/>
      <text:p text:style-name="P12">ex06</text:p>
      <text:p text:style-name="P12"/>
      <text:p text:style-name="P13">Emilio FEVEVRIER 2019</text:p>
      <text:p text:style-name="P13">int<text:tab/><text:tab/>ft_is_prime(int nb)</text:p>
      <text:p text:style-name="P13">{</text:p>
      <text:p text:style-name="P13"><text:tab/>int i;</text:p>
      <text:p text:style-name="P13"></text:p>
      <text:p text:style-name="P13"><text:tab/>i = 2;</text:p>
      <text:p text:style-name="P13"><text:tab/>if (nb == 0 || nb == 1 || nb == 4 || nb == 9)</text:p>
      <text:p text:style-name="P13"><text:tab/><text:tab/>return(0);</text:p>
      <text:p text:style-name="P13"><text:tab/>while (i * i &lt; nb &amp;&amp; i &lt; 46341)</text:p>
      <text:p text:style-name="P13"><text:tab/>{</text:p>
      <text:p text:style-name="P13"><text:tab/><text:tab/>if(nb % i == 0)</text:p>
      <text:p text:style-name="P13"><text:tab/><text:tab/><text:tab/>return(0);</text:p>
      <text:p text:style-name="P13"><text:tab/><text:tab/>i++;</text:p>
      <text:p text:style-name="P13"><text:tab/>}</text:p>
      <text:p text:style-name="P13"><text:tab/>return(1);</text:p>
      <text:p text:style-name="P13">}</text:p>
      <text:p text:style-name="P13"/>
      <text:p text:style-name="P13">_________________</text:p>
      <text:p text:style-name="P13"/>
      <text:p text:style-name="P13"/>
      <text:p text:style-name="P9">int<text:tab/><text:tab/>ft_is_prime(int nb)</text:p>
      <text:p text:style-name="P9">{</text:p>
      <text:p text:style-name="P9"><text:tab/>int<text:tab/><text:tab/>i;</text:p>
      <text:p text:style-name="P9"/>
      <text:p text:style-name="P9"><text:tab/>i = 2;</text:p>
      <text:p text:style-name="P9"><text:tab/>if (nb &lt;= 1)</text:p>
      <text:p text:style-name="P9"><text:tab/><text:tab/>return (0);</text:p>
      <text:p text:style-name="P9"><text:tab/>while (i &lt;= nb / i)</text:p>
      <text:p text:style-name="P9"><text:tab/>{</text:p>
      <text:p text:style-name="P9"><text:tab/><text:tab/>if (nb % i == 0)</text:p>
      <text:p text:style-name="P9"><text:tab/><text:tab/><text:tab/>return (0);</text:p>
      <text:p text:style-name="P9"><text:tab/><text:tab/>i++;</text:p>
      <text:p text:style-name="P9"><text:tab/>}</text:p>
      <text:p text:style-name="P9"><text:tab/>return (1);</text:p>
      <text:p text:style-name="P9">}</text:p>
      <text:p text:style-name="P9"/>
      <text:p text:style-name="P13">ex07</text:p>
      <text:p text:style-name="P13"/>
      <text:p text:style-name="P13">int<text:tab/><text:tab/>ft_is_prime(int nb)</text:p>
      <text:p text:style-name="P13">{</text:p>
      <text:p text:style-name="P13"><text:tab/>int<text:tab/><text:tab/>i;</text:p>
      <text:p text:style-name="P13"/>
      <text:p text:style-name="P13"><text:tab/>i = 2;</text:p>
      <text:p text:style-name="P13"><text:tab/>if (nb &lt;= 1)</text:p>
      <text:p text:style-name="P13"><text:soft-page-break/><text:tab/><text:tab/>return (0);</text:p>
      <text:p text:style-name="P13"><text:tab/>while (i &lt;= nb / i)</text:p>
      <text:p text:style-name="P13"><text:tab/>{</text:p>
      <text:p text:style-name="P13"><text:tab/><text:tab/>if (nb % i == 0)</text:p>
      <text:p text:style-name="P13"><text:tab/><text:tab/><text:tab/>return (0);</text:p>
      <text:p text:style-name="P13"><text:tab/><text:tab/>i++;</text:p>
      <text:p text:style-name="P13"><text:tab/>}</text:p>
      <text:p text:style-name="P13"><text:tab/>return (1);</text:p>
      <text:p text:style-name="P13">}</text:p>
      <text:p text:style-name="P13"/>
      <text:p text:style-name="P13">int<text:tab/><text:tab/>ft_find_next_prime(int nb)</text:p>
      <text:p text:style-name="P13">{</text:p>
      <text:p text:style-name="P13"><text:tab/>int<text:tab/><text:tab/>i;</text:p>
      <text:p text:style-name="P13"/>
      <text:p text:style-name="P13"><text:tab/>i = nb;</text:p>
      <text:p text:style-name="P13"><text:tab/>while (i &gt;= nb)</text:p>
      <text:p text:style-name="P13"><text:tab/>{</text:p>
      <text:p text:style-name="P13"><text:tab/><text:tab/>if (ft_is_prime(i))</text:p>
      <text:p text:style-name="P13"><text:tab/><text:tab/><text:tab/>return (i);</text:p>
      <text:p text:style-name="P13"><text:tab/><text:tab/>i++;</text:p>
      <text:p text:style-name="P13"><text:tab/>}</text:p>
      <text:p text:style-name="P13"><text:tab/>return (nb);</text:p>
      <text:p text:style-name="P13">}</text:p>
      <text:p text:style-name="P13"/>
      <text:p text:style-name="P14">ex08</text:p>
      <text:p text:style-name="P14"/>
      <text:p text:style-name="P15">JEUX DE DAMME 10x10</text:p>
      <text:p text:style-name="P15">#include "unistd.h"</text:p>
      <text:p text:style-name="P15"/>
      <text:p text:style-name="P15">void<text:tab/>print_result(int damier[10][10])</text:p>
      <text:p text:style-name="P15">{</text:p>
      <text:p text:style-name="P15"><text:tab/>int<text:tab/><text:tab/>i;</text:p>
      <text:p text:style-name="P15"><text:tab/>int<text:tab/><text:tab/>j;</text:p>
      <text:p text:style-name="P15"><text:tab/>char<text:tab/>c;</text:p>
      <text:p text:style-name="P15"/>
      <text:p text:style-name="P15"><text:tab/>i = 0;</text:p>
      <text:p text:style-name="P15"><text:tab/>while (i &lt; 10)</text:p>
      <text:p text:style-name="P15"><text:tab/>{</text:p>
      <text:p text:style-name="P15"><text:tab/><text:tab/>j = 0;</text:p>
      <text:p text:style-name="P15"><text:tab/><text:tab/>while (j &lt; 10)</text:p>
      <text:p text:style-name="P15"><text:tab/><text:tab/>{</text:p>
      <text:p text:style-name="P15"><text:tab/><text:tab/><text:tab/>if (damier[i][j] == 1)</text:p>
      <text:p text:style-name="P15"><text:tab/><text:tab/><text:tab/>{</text:p>
      <text:p text:style-name="P15"><text:tab/><text:tab/><text:tab/><text:tab/>c = '0' + j;</text:p>
      <text:p text:style-name="P15"><text:tab/><text:tab/><text:tab/><text:tab/>write(1, &amp;c, 1);</text:p>
      <text:p text:style-name="P15"><text:tab/><text:tab/><text:tab/><text:tab/>j = 10;</text:p>
      <text:p text:style-name="P15"><text:tab/><text:tab/><text:tab/>}</text:p>
      <text:p text:style-name="P15"><text:tab/><text:tab/><text:tab/>j++;</text:p>
      <text:p text:style-name="P15"><text:tab/><text:tab/>}</text:p>
      <text:p text:style-name="P15"><text:tab/><text:tab/>i++;</text:p>
      <text:p text:style-name="P15"><text:tab/>}</text:p>
      <text:p text:style-name="P15"><text:tab/>write(1, "\n", 1);</text:p>
      <text:p text:style-name="P15">}</text:p>
      <text:p text:style-name="P15"/>
      <text:p text:style-name="P15">void<text:tab/>moove_dame(int damier[10][10], int raw, int col)</text:p>
      <text:p text:style-name="P15">{</text:p>
      <text:p text:style-name="P15"><text:tab/>int<text:tab/>i;</text:p>
      <text:p text:style-name="P15"><text:tab/>int<text:tab/>j;</text:p>
      <text:p text:style-name="P15"/>
      <text:p text:style-name="P15"><text:tab/>i = (damier[raw][col] == 0) ? -1 : 1;</text:p>
      <text:p text:style-name="P15"><text:tab/>j = 0;</text:p>
      <text:p text:style-name="P15"><text:tab/>while (j &lt; 10)</text:p>
      <text:p text:style-name="P15"><text:tab/>{</text:p>
      <text:p text:style-name="P15"><text:tab/><text:tab/>damier[raw][j] += i;</text:p>
      <text:p text:style-name="P15"><text:tab/><text:tab/>damier[j][col] += i;</text:p>
      <text:p text:style-name="P15"><text:tab/><text:tab/>if (raw - j &gt;= 0 &amp;&amp; col - j &gt;= 0)</text:p>
      <text:p text:style-name="P15"><text:tab/><text:tab/><text:tab/>damier[raw - j][col - j] += i;</text:p>
      <text:p text:style-name="P15"><text:tab/><text:tab/>if (raw + j &lt; 10 &amp;&amp; col + j &lt; 10)</text:p>
      <text:p text:style-name="P15"><text:tab/><text:tab/><text:tab/>damier[raw + j][col + j] += i;</text:p>
      <text:p text:style-name="P15"><text:tab/><text:tab/>if (raw - j &gt;= 0 &amp;&amp; col + j &lt; 10)</text:p>
      <text:p text:style-name="P15"><text:soft-page-break/><text:tab/><text:tab/><text:tab/>damier[raw - j][col + j] += i;</text:p>
      <text:p text:style-name="P15"><text:tab/><text:tab/>if (raw + j &lt; 10 &amp;&amp; col - j &gt;= 0)</text:p>
      <text:p text:style-name="P15"><text:tab/><text:tab/><text:tab/>damier[raw + j][col - j] += i;</text:p>
      <text:p text:style-name="P15"><text:tab/><text:tab/>j++;</text:p>
      <text:p text:style-name="P15"><text:tab/>}</text:p>
      <text:p text:style-name="P15"><text:tab/>damier[raw][col] = (i == 1) ? 0 : 1;</text:p>
      <text:p text:style-name="P15">}</text:p>
      <text:p text:style-name="P15"/>
      <text:p text:style-name="P15">void<text:tab/>solve(int damier[10][10], int *nb_results, int raw)</text:p>
      <text:p text:style-name="P15">{</text:p>
      <text:p text:style-name="P15"><text:tab/>int<text:tab/>i;</text:p>
      <text:p text:style-name="P15"/>
      <text:p text:style-name="P15"><text:tab/>i = 0;</text:p>
      <text:p text:style-name="P15"><text:tab/>if (raw == 10)</text:p>
      <text:p text:style-name="P15"><text:tab/>{</text:p>
      <text:p text:style-name="P15"><text:tab/><text:tab/>*nb_results = *nb_results + 1;</text:p>
      <text:p text:style-name="P15"><text:tab/><text:tab/>print_result(damier);</text:p>
      <text:p text:style-name="P15"><text:tab/>}</text:p>
      <text:p text:style-name="P15"><text:tab/>else</text:p>
      <text:p text:style-name="P15"><text:tab/>{</text:p>
      <text:p text:style-name="P15"><text:tab/><text:tab/>while (i &lt; 10)</text:p>
      <text:p text:style-name="P15"><text:tab/><text:tab/>{</text:p>
      <text:p text:style-name="P15"><text:tab/><text:tab/><text:tab/>if (damier[raw][i] == 0)</text:p>
      <text:p text:style-name="P15"><text:tab/><text:tab/><text:tab/>{</text:p>
      <text:p text:style-name="P15"><text:tab/><text:tab/><text:tab/><text:tab/>moove_dame(damier, raw, i);</text:p>
      <text:p text:style-name="P15"><text:tab/><text:tab/><text:tab/><text:tab/>solve(damier, nb_results, raw + 1);</text:p>
      <text:p text:style-name="P15"><text:tab/><text:tab/><text:tab/><text:tab/>moove_dame(damier, raw, i);</text:p>
      <text:p text:style-name="P15"><text:tab/><text:tab/><text:tab/>}</text:p>
      <text:p text:style-name="P15"><text:tab/><text:tab/><text:tab/>i++;</text:p>
      <text:p text:style-name="P15"><text:tab/><text:tab/>}</text:p>
      <text:p text:style-name="P15"><text:tab/>}</text:p>
      <text:p text:style-name="P15">}</text:p>
      <text:p text:style-name="P15"/>
      <text:p text:style-name="P15">int<text:tab/><text:tab/>ft_ten_queens_puzzle(void)</text:p>
      <text:p text:style-name="P15">{</text:p>
      <text:p text:style-name="P15"><text:tab/>int<text:tab/><text:tab/>i;</text:p>
      <text:p text:style-name="P15"><text:tab/>int<text:tab/><text:tab/>j;</text:p>
      <text:p text:style-name="P15"><text:tab/>int<text:tab/><text:tab/>damier[10][10];</text:p>
      <text:p text:style-name="P15"/>
      <text:p text:style-name="P15"><text:tab/>i = 0;</text:p>
      <text:p text:style-name="P15"><text:tab/>while (i &lt; 10)</text:p>
      <text:p text:style-name="P15"><text:tab/>{</text:p>
      <text:p text:style-name="P15"><text:tab/><text:tab/>j = 0;</text:p>
      <text:p text:style-name="P15"><text:tab/><text:tab/>while (j &lt; 10)</text:p>
      <text:p text:style-name="P15"><text:tab/><text:tab/>{</text:p>
      <text:p text:style-name="P15"><text:tab/><text:tab/><text:tab/>damier[i][j] = 0;</text:p>
      <text:p text:style-name="P15"><text:tab/><text:tab/><text:tab/>j++;</text:p>
      <text:p text:style-name="P15"><text:tab/><text:tab/>}</text:p>
      <text:p text:style-name="P15"><text:tab/><text:tab/>i++;</text:p>
      <text:p text:style-name="P15"><text:tab/>}</text:p>
      <text:p text:style-name="P15"><text:tab/>i = 0;</text:p>
      <text:p text:style-name="P15"><text:tab/>solve(damier, &amp;i, 0);</text:p>
      <text:p text:style-name="P15"><text:tab/>return (i);</text:p>
      <text:p text:style-name="P15">}</text:p>
      <text:p text:style-name="P15"/>
      <text:p text:style-name="P15">_____________</text:p>
      <text:p text:style-name="P15"/>
      <text:p text:style-name="P15">#include&lt;stdio.h&gt;</text:p>
      <text:p text:style-name="P15">#include&lt;stdlib.h&gt;</text:p>
      <text:p text:style-name="P15">int t[8] = {-1};</text:p>
      <text:p text:style-name="P15">int sol = 1;</text:p>
      <text:p text:style-name="P15"/>
      <text:p text:style-name="P15">void printsol()</text:p>
      <text:p text:style-name="P15">{</text:p>
      <text:p text:style-name="P15"><text:tab/>int i,j;</text:p>
      <text:p text:style-name="P15"><text:tab/>char crossboard[8][8];</text:p>
      <text:p text:style-name="P15"><text:tab/>for(i=0;i&lt;8;i++)</text:p>
      <text:p text:style-name="P15"><text:tab/>{</text:p>
      <text:p text:style-name="P15"><text:tab/><text:tab/>for(j=0;j&lt;8;j++)</text:p>
      <text:p text:style-name="P15"><text:tab/><text:tab/>{</text:p>
      <text:p text:style-name="P15"><text:soft-page-break/><text:tab/><text:tab/><text:tab/>crossboard[i][j]='_';</text:p>
      <text:p text:style-name="P15"><text:tab/><text:tab/>}</text:p>
      <text:p text:style-name="P15"><text:tab/>}</text:p>
      <text:p text:style-name="P15"><text:tab/>for(i=0;i&lt;8;i++)</text:p>
      <text:p text:style-name="P15"><text:tab/>{</text:p>
      <text:p text:style-name="P15"><text:tab/><text:tab/><text:tab/>crossboard[i][t[i]]='q';</text:p>
      <text:p text:style-name="P15"><text:tab/>}</text:p>
      <text:p text:style-name="P15"><text:tab/></text:p>
      <text:p text:style-name="P15"><text:tab/>for(i=0;i&lt;8;i++)</text:p>
      <text:p text:style-name="P15"><text:tab/>{</text:p>
      <text:p text:style-name="P15"><text:tab/><text:tab/>for(j=0;j&lt;8;j++)</text:p>
      <text:p text:style-name="P15"><text:tab/><text:tab/>{</text:p>
      <text:p text:style-name="P15"><text:tab/><text:tab/><text:tab/>printf("%c ",crossboard[i][j]);</text:p>
      <text:p text:style-name="P15"><text:tab/><text:tab/>}</text:p>
      <text:p text:style-name="P15"><text:tab/><text:tab/>printf("\n");</text:p>
      <text:p text:style-name="P15"><text:tab/>} <text:s/></text:p>
      <text:p text:style-name="P15">}</text:p>
      <text:p text:style-name="P15">int empty(int i)</text:p>
      <text:p text:style-name="P15">{</text:p>
      <text:p text:style-name="P15"><text:tab/>int j=0;</text:p>
      <text:p text:style-name="P15"><text:tab/>while((t[i]!=t[j])&amp;&amp;(abs(t[i]-t[j])!=(i-j))&amp;&amp;j&lt;8)j++;</text:p>
      <text:p text:style-name="P15"><text:tab/>return i==j?1:0;</text:p>
      <text:p text:style-name="P15">}</text:p>
      <text:p text:style-name="P15"/>
      <text:p text:style-name="P15">void queens(int i)</text:p>
      <text:p text:style-name="P15">{</text:p>
      <text:p text:style-name="P15"><text:tab/>for(t[i] = 0;t[i]&lt;8;t[i]++)</text:p>
      <text:p text:style-name="P15"><text:tab/>{</text:p>
      <text:p text:style-name="P15"><text:tab/><text:tab/>if(empty(i))</text:p>
      <text:p text:style-name="P15"><text:tab/><text:tab/>{</text:p>
      <text:p text:style-name="P15"><text:tab/><text:tab/><text:tab/>if(i==7){</text:p>
      <text:p text:style-name="P15"><text:tab/><text:tab/><text:tab/><text:tab/>printsol();</text:p>
      <text:p text:style-name="P15"><text:tab/><text:tab/><text:tab/><text:tab/>printf("\n solution %d\n",sol++);</text:p>
      <text:p text:style-name="P15"><text:tab/><text:tab/><text:tab/>}</text:p>
      <text:p text:style-name="P15"><text:tab/><text:tab/><text:tab/>else</text:p>
      <text:p text:style-name="P15"><text:tab/><text:tab/><text:tab/>queens(i+1);</text:p>
      <text:p text:style-name="P15"><text:tab/><text:tab/>}</text:p>
      <text:p text:style-name="P15"><text:tab/>}</text:p>
      <text:p text:style-name="P15">}</text:p>
      <text:p text:style-name="P15"/>
      <text:p text:style-name="P15"><text:tab/></text:p>
      <text:p text:style-name="P15"/>
      <text:p text:style-name="P15">int main()</text:p>
      <text:p text:style-name="P15">{</text:p>
      <text:p text:style-name="P15"><text:tab/>queens(0);</text:p>
      <text:p text:style-name="P15"><text:tab/>return 0;</text:p>
      <text:p text:style-name="P15">}</text:p>
      <text:p text:style-name="P15"/>
      <text:p text:style-name="P15">____________</text:p>
      <text:p text:style-name="P15"/>
      <text:p text:style-name="P15">https://www.thecrazyprogrammer.com/2015/03/c-program-for-n-queens-problem-using-backtracking.html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OpenSymbol" svg:font-family="OpenSymbol" style:font-charset="x-symbol"/>
    <style:font-face style:name="Menlo" svg:font-family="Menlo, Monaco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635cm" fo:margin-bottom="0.702cm" fo:margin-left="0.635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dc:date>2020-02-25T13:59:56.984883298</dc:date>
    <meta:editing-duration>PT18H9M38S</meta:editing-duration>
    <meta:editing-cycles>115</meta:editing-cycles>
    <meta:generator>LibreOffice/6.3.4.2$MacOSX_X86_64 LibreOffice_project/60da17e045e08f1793c57c00ba83cdfce946d0aa</meta:generator>
    <meta:print-date>2020-02-17T21:38:14.774742587</meta:print-date>
    <meta:document-statistic meta:table-count="0" meta:image-count="0" meta:object-count="0" meta:page-count="7" meta:paragraph-count="404" meta:word-count="1034" meta:character-count="5443" meta:non-whitespace-character-count="4226"/>
  </office:meta>
</office:document-meta>
</file>